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o" svg:font-family="Aleo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o Sans" svg:font-family="'Azo Sans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354in" table:align="left"/>
    </style:style>
    <style:style style:name="Table1.A" style:family="table-column">
      <style:table-column-properties style:column-width="0.9146in"/>
    </style:style>
    <style:style style:name="Table1.B" style:family="table-column">
      <style:table-column-properties style:column-width="0.5583in"/>
    </style:style>
    <style:style style:name="Table1.C" style:family="table-column">
      <style:table-column-properties style:column-width="0.566in"/>
    </style:style>
    <style:style style:name="Table1.D" style:family="table-column">
      <style:table-column-properties style:column-width="0.5576in"/>
    </style:style>
    <style:style style:name="Table1.E" style:family="table-column">
      <style:table-column-properties style:column-width="0.438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22c5a2" officeooo:paragraph-rsid="0022c5a2"/>
    </style:style>
    <style:style style:name="P2" style:family="paragraph" style:parent-style-name="Table_20_Contents">
      <style:text-properties officeooo:rsid="0022e47a" officeooo:paragraph-rsid="0022e47a"/>
    </style:style>
    <style:style style:name="P3" style:family="paragraph" style:parent-style-name="Table_20_Contents">
      <style:text-properties officeooo:rsid="0022c5a2" officeooo:paragraph-rsid="0022c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/>
          </table:table-cell>
          <table:table-cell table:style-name="Table1.B1" table:number-columns-spanned="4" office:value-type="string">
            <text:p text:style-name="P2">Weight for damage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Str</text:p>
          </table:table-cell>
          <table:table-cell table:style-name="Table1.A2" office:value-type="string">
            <text:p text:style-name="P1">Dex</text:p>
          </table:table-cell>
          <table:table-cell table:style-name="Table1.A2" office:value-type="string">
            <text:p text:style-name="P1">Cun</text:p>
          </table:table-cell>
          <table:table-cell table:style-name="Table1.E2" office:value-type="string">
            <text:p text:style-name="P1">Edu</text:p>
          </table:table-cell>
        </table:table-row>
        <table:table-row>
          <table:table-cell table:style-name="Table1.A2" office:value-type="string">
            <text:p text:style-name="P1">Dagger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Sword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Table_20_Contents">Polearm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Table_20_Contents">Axe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Handgu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Longgun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Bow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Crossbow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o" svg:font-family="Aleo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o Sans" svg:font-family="'Azo Sans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/>
      <style:text-properties style:font-name="Azo Sans" fo:font-family="'Azo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00%"/>
      <style:text-properties style:font-name="Azo Sans" fo:font-family="'Azo Sans'" style:font-family-generic="swiss" style:font-pitch="variable" officeooo:rsid="001c3f4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Aleo" fo:font-family="Aleo" style:font-family-generic="swiss" style:font-pitch="variable" fo:font-size="22pt" fo:font-weight="bold" officeooo:rsid="001e021f" style:font-size-asian="22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eeeee"/>
      <style:paragraph-properties fo:margin-top="0.2in" fo:margin-bottom="0.1201in" style:contextual-spacing="false" fo:background-color="#eeeeee" fo:padding-left="0.0402in" fo:padding-right="0.0201in" fo:padding-top="0.0201in" fo:padding-bottom="0.0201in" fo:border-left="none" fo:border-right="none" fo:border-top="none" fo:border-bottom="0.74pt solid #1dc498"/>
      <style:text-properties style:font-name="Aleo" fo:font-family="Aleo" style:font-family-generic="swiss" style:font-pitch="variable" fo:font-size="18pt" fo:font-weight="bold" officeooo:rsid="001e021f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402in" style:contextual-spacing="false"/>
      <style:text-properties style:font-name="Azo Sans" fo:font-family="'Azo Sans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799in" style:contextual-spacing="false" fo:padding-left="0in" fo:padding-right="0in" fo:padding-top="0in" fo:padding-bottom="0.0201in" fo:border-left="none" fo:border-right="none" fo:border-top="none" fo:border-bottom="0.06pt dotted #000000"/>
      <style:text-properties style:font-name="Aleo" fo:font-family="Ale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style:font-name="Aleo" fo:font-family="Ale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loext:graphic-properties draw:fill="solid" draw:fill-color="#d0ebe4"/>
      <style:paragraph-properties fo:margin-left="0in" fo:margin-right="0in" fo:text-indent="0in" style:auto-text-indent="false" fo:background-color="#d0ebe4" fo:padding="0.0402in" fo:border="0.06pt solid #19ab84"/>
      <style:text-properties style:font-name="Azo Sans" fo:font-family="'Azo Sans'" style:font-family-generic="swiss" style:font-pitch="variable"/>
    </style:style>
    <style:style style:name="Quote" style:family="paragraph" style:parent-style-name="Text_20_body">
      <style:paragraph-properties fo:margin-left="0.1201in" fo:margin-right="0in" fo:line-height="100%" fo:text-indent="0in" style:auto-text-indent="false" fo:padding-left="0.0799in" fo:padding-right="0in" fo:padding-top="0in" fo:padding-bottom="0in" fo:border-left="0.74pt solid #19ab84" fo:border-right="none" fo:border-top="none" fo:border-bottom="none"/>
      <style:text-properties style:font-name="Georgia" fo:font-family="Georgia" style:font-family-generic="roman" style:font-pitch="variable" fo:font-style="italic" style:font-style-asian="italic" style:font-style-complex="italic"/>
    </style:style>
    <style:style style:name="Text_20_Box" style:display-name="Text Box" style:family="paragraph" style:parent-style-name="Text_20_body"/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orphans="0" fo:widows="0" text:number-lines="false" text:line-number="0"/>
      <style:text-properties style:font-name="Azo Sans" fo:font-family="'Azo Sans'" style:font-family-generic="swiss" style:font-pitch="variable" fo:font-size="10pt" officeooo:rsid="001e021f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able_20_sepearator" style:display-name="Table sepearator" style:family="paragraph" style:parent-style-name="Table_20_Contents">
      <style:paragraph-properties fo:line-height="0.0201i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1:46:42.711000000</meta:creation-date>
    <meta:editing-duration>PT23H41M10S</meta:editing-duration>
    <meta:editing-cycles>3</meta:editing-cycles>
    <meta:generator>LibreOffice/7.5.4.2$Windows_X86_64 LibreOffice_project/36ccfdc35048b057fd9854c757a8b67ec53977b6</meta:generator>
    <dc:title>Basique</dc:title>
    <dc:date>2025-04-20T01:34:08.791000000</dc:date>
    <meta:document-statistic meta:table-count="1" meta:image-count="0" meta:object-count="0" meta:page-count="1" meta:paragraph-count="45" meta:word-count="47" meta:character-count="107" meta:non-whitespace-character-count="105"/>
    <meta:template xlink:type="simple" xlink:actuate="onRequest" xlink:title="Basique" xlink:href="file:///C:/Users/Quentin/AppData/Roaming/LibreOffice/4/user/template/Basique.ott" meta:date="2025-04-10T11:46:42.012000000"/>
  </office:meta>
</office:document-meta>
</file>